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his is some tex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2:03:48.755113094</meta:creation-date>
    <dc:date>2018-11-01T11:33:25.009397002</dc:date>
    <meta:editing-duration>PT1H35S</meta:editing-duration>
    <meta:editing-cycles>3</meta:editing-cycles>
    <meta:generator>LibreOffice/6.0.5.2$Linux_X86_64 LibreOffice_project/00m0$Build-2</meta:generator>
    <dc:creator>Andras Timar</dc:creator>
    <meta:document-statistic meta:object-count="25"/>
  </office:meta>
</office:document-meta>
</file>